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999999" draw:fill-color="#999999" draw:textarea-horizontal-align="justify" draw:textarea-vertical-align="middle" draw:auto-grow-height="false" fo:min-height="3.798cm" fo:min-width="3.786cm"/>
    </style:style>
    <style:style style:name="gr2" style:family="graphic" style:parent-style-name="standard">
      <style:graphic-properties draw:stroke="none" draw:fill-color="#999999" draw:textarea-horizontal-align="justify" draw:textarea-vertical-align="middle" draw:auto-grow-height="false" fo:min-height="2.912cm" fo:min-width="2.786cm"/>
    </style:style>
    <style:style style:name="gr3" style:family="graphic" style:parent-style-name="objectwithoutfill">
      <style:graphic-properties svg:stroke-width="0.106cm" svg:stroke-color="#9999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draw:fill-color="#999999" draw:textarea-vertical-align="middle"/>
    </style:style>
    <style:style style:name="gr5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fo:min-height="0.74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27cm"/>
      <style:paragraph-properties style:writing-mode="lr-tb"/>
    </style:style>
    <style:style style:name="gr10" style:family="graphic" style:parent-style-name="standard">
      <style:graphic-properties draw:stroke="none" draw:fill-color="#000000" draw:opacity="100%" draw:opacity-name="Transparency_20_30" draw:textarea-horizontal-align="justify" draw:textarea-vertical-align="middle" draw:auto-grow-height="false" fo:min-height="0.648cm" fo:min-width="0.398cm" draw:shadow="visible" draw:shadow-offset-x="0.071cm" draw:shadow-offset-y="0.071cm" draw:shadow-opacity="50%"/>
    </style:style>
    <style:style style:name="gr11" style:family="graphic" style:parent-style-name="standard">
      <style:graphic-properties draw:stroke="none" svg:stroke-color="#000000" draw:fill="solid" draw:fill-color="#000000" draw:opacity="100%" draw:opacity-name="Transparency_20_56" draw:textarea-horizontal-align="justify" draw:textarea-vertical-align="middle" draw:auto-grow-height="false" fo:min-height="0.106cm" fo:min-width="0.161cm"/>
    </style:style>
    <style:style style:name="gr12" style:family="graphic" style:parent-style-name="standard">
      <style:graphic-properties draw:stroke="none" draw:fill-color="#000000" draw:opacity="100%" draw:opacity-name="Transparency_20_56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-color="#1c1c1c" draw:textarea-horizontal-align="justify" draw:textarea-vertical-align="middle" draw:auto-grow-height="false" fo:min-height="1.097cm" fo:min-width="0.847cm"/>
    </style:style>
    <style:style style:name="gr14" style:family="graphic" style:parent-style-name="standard">
      <style:graphic-properties draw:stroke="solid" svg:stroke-width="0.053cm" svg:stroke-color="#000000" draw:marker-start-width="0.279cm" draw:marker-end-width="0.279cm" svg:stroke-opacity="80%" draw:fill-color="#333333" draw:textarea-horizontal-align="justify" draw:textarea-vertical-align="middle" draw:auto-grow-height="false" fo:min-height="1.551cm" fo:min-width="0cm" fo:padding-top="0.151cm" fo:padding-bottom="0.151cm" fo:padding-left="0.276cm" fo:padding-right="0.276cm"/>
    </style:style>
    <style:style style:name="gr15" style:family="graphic" style:parent-style-name="standard">
      <style:graphic-properties draw:stroke="none" draw:fill-color="#333333" draw:textarea-horizontal-align="justify" draw:textarea-vertical-align="middle" draw:auto-grow-height="false" fo:min-height="0.718cm" fo:min-width="0cm"/>
    </style:style>
    <style:style style:name="gr16" style:family="graphic" style:parent-style-name="standard">
      <style:graphic-properties draw:stroke="none" svg:stroke-color="#1c1c1c" draw:fill-color="#1c1c1c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-color="#81d41a" draw:opacity="100%" draw:opacity-name="Transparency_20_30" draw:textarea-horizontal-align="justify" draw:textarea-vertical-align="middle" draw:auto-grow-height="false" fo:min-height="0.369cm" fo:min-width="0.119cm"/>
    </style:style>
    <style:style style:name="gr18" style:family="graphic" style:parent-style-name="standard">
      <style:graphic-properties draw:stroke="none" svg:stroke-color="#000000" draw:fill="none" draw:fill-color="#ffffff" draw:opacity="100%" draw:opacity-name="Transparency_20_30" fo:min-height="0.306cm" draw:shadow="visible" draw:shadow-offset-x="0.035cm" draw:shadow-offset-y="0.035cm" draw:shadow-color="#bbe33d" draw:shadow-opacity="50%"/>
      <style:paragraph-properties style:writing-mode="lr-tb"/>
    </style:style>
    <style:style style:name="gr19" style:family="graphic" style:parent-style-name="standard">
      <style:graphic-properties draw:stroke="none" draw:fill-color="#ff0000" draw:opacity="100%" draw:opacity-name="Transparency_20_30" draw:textarea-horizontal-align="justify" draw:textarea-vertical-align="middle" draw:auto-grow-height="false" fo:min-height="0.369cm" fo:min-width="0.119cm"/>
    </style:style>
    <style:style style:name="gr20" style:family="graphic" style:parent-style-name="standard">
      <style:graphic-properties draw:stroke="none" svg:stroke-color="#000000" draw:fill="none" draw:fill-color="#ffffff" draw:opacity="100%" draw:opacity-name="Transparency_20_30" fo:min-height="0.306cm" draw:shadow="visible" draw:shadow-offset-x="0.035cm" draw:shadow-offset-y="0.035cm" draw:shadow-color="#ff6d6d" draw:shadow-opacity="50%"/>
      <style:paragraph-properties style:writing-mode="lr-tb"/>
    </style:style>
    <style:style style:name="gr21" style:family="graphic" style:parent-style-name="standard">
      <style:graphic-properties draw:stroke="none" draw:fill-color="#2a6099" draw:opacity="100%" draw:opacity-name="Transparency_20_30" draw:textarea-horizontal-align="justify" draw:textarea-vertical-align="middle" draw:auto-grow-height="false" fo:min-height="0.369cm" fo:min-width="0.119cm"/>
    </style:style>
    <style:style style:name="gr22" style:family="graphic" style:parent-style-name="standard">
      <style:graphic-properties draw:stroke="none" svg:stroke-color="#000000" draw:fill="none" draw:fill-color="#ffffff" draw:opacity="100%" draw:opacity-name="Transparency_20_30" fo:min-height="0.306cm" draw:shadow="visible" draw:shadow-offset-x="0.035cm" draw:shadow-offset-y="0.035cm" draw:shadow-color="#729fcf" draw:shadow-opacity="50%"/>
      <style:paragraph-properties style:writing-mode="lr-tb"/>
    </style:style>
    <style:style style:name="gr23" style:family="graphic" style:parent-style-name="standard">
      <style:graphic-properties draw:stroke="none" draw:fill-color="#ff8000" draw:opacity="100%" draw:opacity-name="Transparency_20_30" draw:textarea-horizontal-align="justify" draw:textarea-vertical-align="middle" draw:auto-grow-height="false" fo:min-height="0.369cm" fo:min-width="0.119cm"/>
    </style:style>
    <style:style style:name="gr24" style:family="graphic" style:parent-style-name="standard">
      <style:graphic-properties draw:stroke="none" svg:stroke-color="#000000" draw:fill="none" draw:fill-color="#ffffff" draw:opacity="100%" draw:opacity-name="Transparency_20_30" fo:min-height="0.306cm" draw:shadow="visible" draw:shadow-offset-x="0.035cm" draw:shadow-offset-y="0.035cm" draw:shadow-color="#ff972f" draw:shadow-opacity="50%"/>
      <style:paragraph-properties style:writing-mode="lr-tb"/>
    </style:style>
    <style:style style:name="gr25" style:family="graphic" style:parent-style-name="standard">
      <style:graphic-properties draw:stroke="none" draw:fill-color="#000000" draw:opacity="100%" draw:opacity-name="Transparency_20_56" draw:textarea-horizontal-align="justify" draw:textarea-vertical-align="middle" draw:auto-grow-height="false" fo:min-height="0.205cm" fo:min-width="1.145cm"/>
      <style:paragraph-properties style:writing-mode="lr-tb"/>
    </style:style>
    <style:style style:name="gr26" style:family="graphic" style:parent-style-name="standard">
      <style:graphic-properties draw:stroke="none" draw:fill-color="#000000" draw:opacity="100%" draw:opacity-name="Transparency_20_56" draw:textarea-horizontal-align="justify" draw:textarea-vertical-align="middle" draw:auto-grow-height="false" fo:min-height="0.307cm" fo:min-width="1.027cm"/>
      <style:paragraph-properties style:writing-mode="lr-tb"/>
    </style:style>
    <style:style style:name="gr27" style:family="graphic" style:parent-style-name="standard">
      <style:graphic-properties draw:stroke="none" draw:fill-color="#000000" draw:opacity="100%" draw:opacity-name="Transparency_20_56" draw:textarea-horizontal-align="justify" draw:textarea-vertical-align="middle" draw:auto-grow-height="false" fo:min-height="0.139cm" fo:min-width="1.079cm"/>
      <style:paragraph-properties style:writing-mode="lr-tb"/>
    </style:style>
    <style:style style:name="gr28" style:family="graphic" style:parent-style-name="standard">
      <style:graphic-properties draw:stroke="solid" svg:stroke-width="0.053cm" svg:stroke-color="#000000" draw:marker-start-width="0.279cm" draw:marker-end-width="0.279cm" svg:stroke-opacity="80%" draw:fill-color="#333333" draw:textarea-horizontal-align="justify" draw:textarea-vertical-align="middle" draw:auto-grow-height="false" fo:min-height="1.527cm" fo:min-width="0cm" fo:padding-top="0.151cm" fo:padding-bottom="0.151cm" fo:padding-left="0.276cm" fo:padding-right="0.276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-color="#000000" draw:opacity="100%" draw:opacity-name="Transparency_20_30"/>
      <style:paragraph-properties fo:text-align="center"/>
    </style:style>
    <style:style style:name="P7" style:family="paragraph">
      <loext:graphic-properties draw:fill="solid" draw:fill-color="#000000" draw:opacity="100%" draw:opacity-name="Transparency_20_56"/>
      <style:paragraph-properties fo:text-align="center"/>
    </style:style>
    <style:style style:name="P8" style:family="paragraph">
      <loext:graphic-properties draw:fill-color="#000000" draw:opacity="100%" draw:opacity-name="Transparency_20_56"/>
      <style:paragraph-properties fo:text-align="center"/>
    </style:style>
    <style:style style:name="P9" style:family="paragraph">
      <loext:graphic-properties draw:fill-color="#1c1c1c"/>
      <style:paragraph-properties fo:text-align="center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-color="#81d41a" draw:opacity="100%" draw:opacity-name="Transparency_20_30"/>
      <style:paragraph-properties fo:text-align="center"/>
    </style:style>
    <style:style style:name="P12" style:family="paragraph">
      <style:text-properties fo:color="#00a933" fo:text-shadow="none"/>
    </style:style>
    <style:style style:name="P13" style:family="paragraph">
      <loext:graphic-properties draw:fill="none" draw:fill-color="#ffffff" draw:opacity="100%" draw:opacity-name="Transparency_20_30"/>
      <style:text-properties fo:color="#00a933" fo:text-shadow="none"/>
    </style:style>
    <style:style style:name="P14" style:family="paragraph">
      <loext:graphic-properties draw:fill-color="#ff0000" draw:opacity="100%" draw:opacity-name="Transparency_20_30"/>
      <style:paragraph-properties fo:text-align="center"/>
    </style:style>
    <style:style style:name="P15" style:family="paragraph">
      <style:text-properties fo:color="#c9211e" fo:text-shadow="none"/>
    </style:style>
    <style:style style:name="P16" style:family="paragraph">
      <loext:graphic-properties draw:fill="none" draw:fill-color="#ffffff" draw:opacity="100%" draw:opacity-name="Transparency_20_30"/>
      <style:text-properties fo:color="#c9211e" fo:text-shadow="none"/>
    </style:style>
    <style:style style:name="P17" style:family="paragraph">
      <loext:graphic-properties draw:fill-color="#2a6099" draw:opacity="100%" draw:opacity-name="Transparency_20_30"/>
      <style:paragraph-properties fo:text-align="center"/>
    </style:style>
    <style:style style:name="P18" style:family="paragraph">
      <style:text-properties fo:color="#355269" fo:text-shadow="none"/>
    </style:style>
    <style:style style:name="P19" style:family="paragraph">
      <loext:graphic-properties draw:fill="none" draw:fill-color="#ffffff" draw:opacity="100%" draw:opacity-name="Transparency_20_30"/>
      <style:text-properties fo:color="#355269" fo:text-shadow="none"/>
    </style:style>
    <style:style style:name="P20" style:family="paragraph">
      <loext:graphic-properties draw:fill-color="#ff8000" draw:opacity="100%" draw:opacity-name="Transparency_20_30"/>
      <style:paragraph-properties fo:text-align="center"/>
    </style:style>
    <style:style style:name="P21" style:family="paragraph">
      <style:text-properties fo:color="#b85c00" fo:text-shadow="none"/>
    </style:style>
    <style:style style:name="P22" style:family="paragraph">
      <loext:graphic-properties draw:fill="none" draw:fill-color="#ffffff" draw:opacity="100%" draw:opacity-name="Transparency_20_30"/>
      <style:text-properties fo:color="#b85c00" fo:text-shadow="none"/>
    </style:style>
    <style:style style:name="P23" style:family="paragraph">
      <style:paragraph-properties fo:text-align="center"/>
    </style:style>
    <style:style style:name="P24" style:family="paragraph">
      <loext:graphic-properties draw:fill-color="#000000" draw:opacity="100%" draw:opacity-name="Transparency_20_56"/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729fcf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286cm" svg:height="4.048cm" svg:x="8.069cm" svg:y="18.3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646cm" svg:height="4.472cm" svg:x="11.414cm" svg:y="17.8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4.646cm" svg:height="4.472cm" svg:x="4.515cm" svg:y="17.8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8.466cm" svg:y1="22.304cm" svg:x2="8.44cm" svg:y2="22.939cm">
            <text:p/>
          </draw:line>
          <draw:path draw:style-name="gr4" draw:text-style-name="P1" draw:layer="layout" svg:width="4.351cm" svg:height="5.026cm" svg:x="4.131cm" svg:y="20.45cm" svg:viewBox="0 0 4352 5027" svg:d="M339 0c-367 4130-338 4365-338 4365l147 147 147 236c0 0 162 103 89 58s117 59 117 59l103 74 103 14 132 15 162 59c0 0 162-15 147-15s264 0 264 0l162-14 147-45 191-29c0 0 280-103 265-103s264-88 264-88l191-162 250-147 250-132 250-279 221-250 191-250 191-294 176-206 118-294 73-220v-559l-132-367c0 0-88-147-88-133s-3778-1425-3778-1425z">
            <text:p/>
          </draw:path>
          <draw:path draw:style-name="gr4" draw:text-style-name="P1" draw:layer="layout" svg:width="4.351cm" svg:height="5.026cm" svg:x="12.031cm" svg:y="20.451cm" svg:viewBox="0 0 4352 5027" svg:d="M4013 0c367 4130 338 4365 338 4365l-147 147-147 236c0 0-162 103-89 58s-117 59-117 59l-103 74-103 14-132 15-162 59c0 0-162-15-147-15s-264 0-264 0l-162-14-147-45-191-29c0 0-280-103-265-103s-264-88-264-88l-191-162-250-147-250-132-250-279-221-250-191-250-191-294-176-206-118-294-73-220v-559l132-367c0 0 88-147 88-133s3778-1425 3778-1425z">
            <text:p/>
          </draw:path>
        </draw:g>
        <draw:line draw:style-name="gr5" draw:text-style-name="P2" draw:layer="layout" svg:x1="1cm" svg:y1="14.293cm" svg:x2="20cm" svg:y2="14.293cm">
          <text:p/>
        </draw:line>
        <draw:frame draw:style-name="gr6" draw:text-style-name="P4" draw:layer="layout" svg:width="19cm" svg:height="0.992cm" svg:x="1cm" svg:y="1cm">
          <draw:text-box>
            <text:p text:style-name="P3">Team Name/Number</text:p>
          </draw:text-box>
        </draw:frame>
        <draw:frame draw:style-name="gr7" draw:text-style-name="P4" draw:layer="layout" svg:width="7.331cm" svg:height="0.962cm" svg:x="14.848cm" svg:y="1cm">
          <draw:text-box>
            <text:p>Driver <text:s text:c="2"/><text:span text:style-name="T1">Start + A</text:span></text:p>
          </draw:text-box>
        </draw:frame>
        <draw:frame draw:style-name="gr8" draw:text-style-name="P4" draw:layer="layout" svg:width="7.425cm" svg:height="1.806cm" svg:x="13.214cm" svg:y="27.742cm">
          <draw:text-box>
            <text:p>Manipulator <text:s text:c="2"/><text:span text:style-name="T1">Start + B</text:span></text:p>
          </draw:text-box>
        </draw:frame>
        <draw:frame draw:style-name="gr9" draw:text-style-name="P5" draw:layer="layout" svg:width="11.513cm" svg:height="1.277cm" svg:x="1cm" svg:y="27.828cm">
          <draw:text-box>
            <text:p><text:span text:style-name="T2">L1/R1 are bumpers, L2/R2 are triggers</text:span></text:p>
          </draw:text-box>
        </draw:frame>
        <draw:custom-shape draw:style-name="gr10" draw:text-style-name="P6" draw:layer="layout" svg:width="1.27cm" svg:height="1.27cm" svg:x="8.764cm" svg:y="22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27cm" svg:height="1.27cm" svg:x="10.532cm" svg:y="2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61cm" svg:height="0.356cm" svg:x="9.108cm" svg:y="17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356cm" svg:height="0.679cm" draw:transform="rotate (-1.5706217938697) translate (10.99cm 17.45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3" draw:text-style-name="P9" draw:layer="layout" svg:width="1.905cm" svg:height="1.905cm" svg:x="1.717cm" svg:y="18.9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0" draw:layer="layout" svg:width="0.457cm" svg:height="1.829cm" svg:x="2.428cm" svg:y="18.98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0" draw:layer="layout" svg:width="0.457cm" svg:height="1.829cm" draw:transform="rotate (-1.5707963267949) translate (3.581cm 19.652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0" draw:layer="layout" svg:width="0.408cm" svg:height="0.968cm" svg:x="2.452cm" svg:y="19.19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029cm" svg:height="0.047cm" svg:x="2.425cm" svg:y="19.61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026cm" svg:height="0.047cm" svg:x="2.861cm" svg:y="19.6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026cm" svg:height="0.047cm" svg:x="2.861cm" svg:y="20.09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029cm" svg:height="0.044cm" svg:x="2.424cm" svg:y="20.0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1" draw:layer="layout" svg:width="0.873cm" svg:height="0.873cm" svg:x="17.686cm" svg:y="20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3" draw:layer="layout" svg:width="0.503cm" svg:height="0.962cm" svg:x="17.649cm" svg:y="20.063cm">
            <draw:text-box>
              <text:p text:style-name="P12">A</text:p>
            </draw:text-box>
          </draw:frame>
        </draw:g>
        <draw:g>
          <draw:custom-shape draw:style-name="gr19" draw:text-style-name="P14" draw:layer="layout" svg:width="0.873cm" svg:height="0.873cm" svg:x="18.613cm" svg:y="19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6" draw:layer="layout" svg:width="0.503cm" svg:height="0.962cm" svg:x="18.593cm" svg:y="19.153cm">
            <draw:text-box>
              <text:p text:style-name="P15">B</text:p>
            </draw:text-box>
          </draw:frame>
        </draw:g>
        <draw:g>
          <draw:custom-shape draw:style-name="gr21" draw:text-style-name="P17" draw:layer="layout" svg:width="0.873cm" svg:height="0.873cm" svg:x="16.713cm" svg:y="19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503cm" svg:height="0.962cm" svg:x="16.685cm" svg:y="19.171cm">
            <draw:text-box>
              <text:p text:style-name="P18">X</text:p>
            </draw:text-box>
          </draw:frame>
        </draw:g>
        <draw:g>
          <draw:custom-shape draw:style-name="gr23" draw:text-style-name="P20" draw:layer="layout" svg:width="0.873cm" svg:height="0.873cm" svg:x="17.714cm" svg:y="18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22" draw:layer="layout" svg:width="0.503cm" svg:height="0.962cm" svg:x="17.683cm" svg:y="18.233cm">
            <draw:text-box>
              <text:p text:style-name="P21">Y</text:p>
            </draw:text-box>
          </draw:frame>
        </draw:g>
        <draw:custom-shape draw:style-name="gr25" draw:text-style-name="P24" draw:layer="layout" svg:width="1.693cm" svg:height="0.503cm" svg:x="5.371cm" svg:y="16.125cm">
          <text:p text:style-name="P23"><text:span text:style-name="T3">L1</text:span></text:p>
          <draw:enhanced-geometry svg:viewBox="0 0 21600 21600" draw:path-stretchpoint-x="10800" draw:path-stretchpoint-y="10800" draw:text-areas="?f3 ?f4 ?f5 ?f6" draw:type="round-rectangle" draw:modifiers="8485.7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4" draw:layer="layout" svg:width="1.693cm" svg:height="0.723cm" svg:x="5.371cm" svg:y="16.725cm">
          <text:p text:style-name="P23"><text:span text:style-name="T3">L2</text:span></text:p>
          <draw:enhanced-geometry svg:viewBox="0 0 21600 21600" draw:path-stretchpoint-x="10800" draw:path-stretchpoint-y="10800" draw:text-areas="?f3 ?f4 ?f5 ?f6" draw:type="round-rectangle" draw:modifiers="8485.7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draw:layer="layout" svg:width="1.693cm" svg:height="0.503cm" svg:x="13.571cm" svg:y="16.125cm">
          <text:p text:style-name="P23"><text:span text:style-name="T3">R1</text:span></text:p>
          <draw:enhanced-geometry svg:viewBox="0 0 21600 21600" draw:path-stretchpoint-x="10800" draw:path-stretchpoint-y="10800" draw:text-areas="?f3 ?f4 ?f5 ?f6" draw:type="round-rectangle" draw:modifiers="8485.7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4" draw:layer="layout" svg:width="1.693cm" svg:height="0.723cm" svg:x="13.571cm" svg:y="16.725cm">
          <text:p text:style-name="P23"><text:span text:style-name="T3">R2</text:span></text:p>
          <draw:enhanced-geometry svg:viewBox="0 0 21600 21600" draw:path-stretchpoint-x="10800" draw:path-stretchpoint-y="10800" draw:text-areas="?f3 ?f4 ?f5 ?f6" draw:type="round-rectangle" draw:modifiers="8485.7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4.286cm" svg:height="4.048cm" svg:x="8.069cm" svg:y="5.1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646cm" svg:height="4.472cm" svg:x="11.414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4.646cm" svg:height="4.472cm" svg:x="4.515cm" svg:y="4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8.466cm" svg:y1="9.104cm" svg:x2="8.44cm" svg:y2="9.739cm">
            <text:p/>
          </draw:line>
          <draw:path draw:style-name="gr4" draw:text-style-name="P1" draw:layer="layout" svg:width="4.351cm" svg:height="5.026cm" svg:x="4.131cm" svg:y="7.25cm" svg:viewBox="0 0 4352 5027" svg:d="M339 0c-367 4130-338 4365-338 4365l147 147 147 236c0 0 162 103 89 58s117 59 117 59l103 74 103 14 132 15 162 59c0 0 162-15 147-15s264 0 264 0l162-14 147-45 191-29c0 0 280-103 265-103s264-88 264-88l191-162 250-147 250-132 250-279 221-250 191-250 191-294 176-206 118-294 73-220v-559l-132-367c0 0-88-147-88-133s-3778-1425-3778-1425z">
            <text:p/>
          </draw:path>
          <draw:path draw:style-name="gr4" draw:text-style-name="P1" draw:layer="layout" svg:width="4.351cm" svg:height="5.026cm" svg:x="12.031cm" svg:y="7.251cm" svg:viewBox="0 0 4352 5027" svg:d="M4013 0c367 4130 338 4365 338 4365l-147 147-147 236c0 0-162 103-89 58s-117 59-117 59l-103 74-103 14-132 15-162 59c0 0-162-15-147-15s-264 0-264 0l-162-14-147-45-191-29c0 0-280-103-265-103s-264-88-264-88l-191-162-250-147-250-132-250-279-221-250-191-250-191-294-176-206-118-294-73-220v-559l132-367c0 0 88-147 88-133s3778-1425 3778-1425z">
            <text:p/>
          </draw:path>
        </draw:g>
        <draw:custom-shape draw:style-name="gr10" draw:text-style-name="P6" draw:layer="layout" svg:width="1.27cm" svg:height="1.27cm" svg:x="8.764cm" svg:y="9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27cm" svg:height="1.27cm" svg:x="10.532cm" svg:y="9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661cm" svg:height="0.356cm" svg:x="9.108cm" svg:y="4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356cm" svg:height="0.679cm" draw:transform="rotate (-1.5706217938697) translate (10.99cm 4.25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3" draw:text-style-name="P9" draw:layer="layout" svg:width="1.905cm" svg:height="1.905cm" svg:x="1.717cm" svg:y="5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0" draw:layer="layout" svg:width="0.457cm" svg:height="1.829cm" svg:x="2.428cm" svg:y="5.78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0" draw:layer="layout" svg:width="0.457cm" svg:height="1.829cm" draw:transform="rotate (-1.5707963267949) translate (3.581cm 6.452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0" draw:layer="layout" svg:width="0.408cm" svg:height="0.968cm" svg:x="2.452cm" svg:y="5.99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029cm" svg:height="0.047cm" svg:x="2.425cm" svg:y="6.41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026cm" svg:height="0.047cm" svg:x="2.861cm" svg:y="6.4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026cm" svg:height="0.047cm" svg:x="2.861cm" svg:y="6.89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029cm" svg:height="0.044cm" svg:x="2.424cm" svg:y="6.8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1" draw:layer="layout" svg:width="0.873cm" svg:height="0.873cm" svg:x="17.686cm" svg:y="6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3" draw:layer="layout" svg:width="0.503cm" svg:height="0.962cm" svg:x="17.649cm" svg:y="6.863cm">
            <draw:text-box>
              <text:p text:style-name="P12">A</text:p>
            </draw:text-box>
          </draw:frame>
        </draw:g>
        <draw:g>
          <draw:custom-shape draw:style-name="gr19" draw:text-style-name="P14" draw:layer="layout" svg:width="0.873cm" svg:height="0.873cm" svg:x="18.613cm" svg:y="6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6" draw:layer="layout" svg:width="0.503cm" svg:height="0.962cm" svg:x="18.593cm" svg:y="5.953cm">
            <draw:text-box>
              <text:p text:style-name="P15">B</text:p>
            </draw:text-box>
          </draw:frame>
        </draw:g>
        <draw:g>
          <draw:custom-shape draw:style-name="gr21" draw:text-style-name="P17" draw:layer="layout" svg:width="0.873cm" svg:height="0.873cm" svg:x="16.713cm" svg:y="6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503cm" svg:height="0.962cm" svg:x="16.685cm" svg:y="5.971cm">
            <draw:text-box>
              <text:p text:style-name="P18">X</text:p>
            </draw:text-box>
          </draw:frame>
        </draw:g>
        <draw:g>
          <draw:custom-shape draw:style-name="gr23" draw:text-style-name="P20" draw:layer="layout" svg:width="0.873cm" svg:height="0.873cm" svg:x="17.714cm" svg:y="5.0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22" draw:layer="layout" svg:width="0.503cm" svg:height="0.962cm" svg:x="17.683cm" svg:y="5.033cm">
            <draw:text-box>
              <text:p text:style-name="P21">Y</text:p>
            </draw:text-box>
          </draw:frame>
        </draw:g>
        <draw:custom-shape draw:style-name="gr27" draw:text-style-name="P24" draw:layer="layout" svg:width="1.693cm" svg:height="0.503cm" svg:x="5.371cm" svg:y="2.925cm">
          <text:p text:style-name="P23"><text:span text:style-name="T3">L1</text:span></text:p>
          <draw:enhanced-geometry svg:viewBox="0 0 21600 21600" draw:path-stretchpoint-x="10800" draw:path-stretchpoint-y="10800" draw:text-areas="?f3 ?f4 ?f5 ?f6" draw:type="round-rectangle" draw:modifiers="8485.7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4" draw:layer="layout" svg:width="1.693cm" svg:height="0.723cm" svg:x="5.371cm" svg:y="3.525cm">
          <text:p text:style-name="P23"><text:span text:style-name="T3">L2</text:span></text:p>
          <draw:enhanced-geometry svg:viewBox="0 0 21600 21600" draw:path-stretchpoint-x="10800" draw:path-stretchpoint-y="10800" draw:text-areas="?f3 ?f4 ?f5 ?f6" draw:type="round-rectangle" draw:modifiers="8485.7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draw:layer="layout" svg:width="1.693cm" svg:height="0.503cm" svg:x="13.571cm" svg:y="2.925cm">
          <text:p text:style-name="P23"><text:span text:style-name="T3">R1</text:span></text:p>
          <draw:enhanced-geometry svg:viewBox="0 0 21600 21600" draw:path-stretchpoint-x="10800" draw:path-stretchpoint-y="10800" draw:text-areas="?f3 ?f4 ?f5 ?f6" draw:type="round-rectangle" draw:modifiers="8485.7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4" draw:layer="layout" svg:width="1.693cm" svg:height="0.723cm" svg:x="13.571cm" svg:y="3.525cm">
          <text:p text:style-name="P23"><text:span text:style-name="T3">R2</text:span></text:p>
          <draw:enhanced-geometry svg:viewBox="0 0 21600 21600" draw:path-stretchpoint-x="10800" draw:path-stretchpoint-y="10800" draw:text-areas="?f3 ?f4 ?f5 ?f6" draw:type="round-rectangle" draw:modifiers="8485.7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30" draw:display-name="Transparency 30" draw:style="radial" draw:cx="50%" draw:cy="50%" draw:start="65%" draw:end="100%" draw:border="0%"/>
    <draw:opacity draw:name="Transparency_20_56" draw:display-name="Transparency 56" draw:style="radial" draw:cx="50%" draw:cy="50%" draw:start="75%" draw:end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29T19:36:04.849142473</dc:date>
    <meta:editing-duration>PT18M2S</meta:editing-duration>
    <meta:editing-cycles>8</meta:editing-cycles>
    <meta:generator>LibreOffice/6.4.7.2$Linux_X86_64 LibreOffice_project/40$Build-2</meta:generator>
    <meta:document-statistic meta:object-count="77"/>
  </office:meta>
</office:document-meta>
</file>